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7cm"/>
    </style:style>
    <style:style style:name="co2" style:family="table-column">
      <style:table-column-properties fo:break-before="auto" style:column-width="6.939cm"/>
    </style:style>
    <style:style style:name="co3" style:family="table-column">
      <style:table-column-properties fo:break-before="auto" style:column-width="7.7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3.67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ff8000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 office:value-type="string" calcext:value-type="string">
            <text:p>Variante zusätzliche Pumpe in Haus 13</text:p>
          </table:table-cell>
          <table:table-cell office:value-type="string" calcext:value-type="string">
            <text:p>Variante mit Pumpe zentral</text:p>
          </table:table-cell>
        </table:table-row>
        <table:table-row table:style-name="ro1">
          <table:table-cell table:style-name="Default"/>
          <table:table-cell office:value-type="string" calcext:value-type="string">
            <text:p>Pumpe pumpt in reguläre Richtung</text:p>
          </table:table-cell>
          <table:table-cell office:value-type="string" calcext:value-type="string">
            <text:p>Pumpe pumpt gegen reguläre Richtung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rteil</text:p>
          </table:table-cell>
          <table:table-cell table:number-columns-repeated="3" table:style-name="ce3" office:value-type="string" calcext:value-type="string">
            <text:p>Solaranlage überhitzt nicht meh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ähler</text:p>
          </table:table-cell>
          <table:table-cell office:value-type="string" calcext:value-type="string">
            <text:p>Wärmezähler funktioniert sicher</text:p>
          </table:table-cell>
          <table:table-cell table:style-name="ce4" office:value-type="string" calcext:value-type="string">
            <text:p>Wärmezähler funktioniert verm. nicht</text:p>
          </table:table-cell>
          <table:table-cell office:value-type="string" calcext:value-type="string">
            <text:p>Wärmezähler funktioniert sich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table:style-name="ce4" office:value-type="string" calcext:value-type="string">
            <text:p>Installation Pumpe</text:p>
          </table:table-cell>
          <table:table-cell table:style-name="ce3" office:value-type="string" calcext:value-type="string">
            <text:p>keine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Ansteuerung Pumpe</text:p>
          </table:table-cell>
          <table:table-cell table:style-name="ce3"/>
        </table:table-row>
        <table:table-row table:style-name="ro1">
          <table:table-cell/>
          <table:table-cell table:number-columns-repeated="2" table:style-name="ce4" office:value-type="string" calcext:value-type="string">
            <text:p>Risiko Pumpe läuft mit, Verhalten?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number-columns-repeated="2" table:style-name="ce5" office:value-type="string" calcext:value-type="string">
            <text:p>Pumpt vermutlich im wesentlichen nur zur Zentrale</text:p>
          </table:table-cell>
          <table:table-cell table:style-name="ce6"/>
        </table:table-row>
        <table:table-row table:style-name="ro1">
          <table:table-cell/>
          <table:table-cell table:style-name="ce6" table:number-columns-repeated="3"/>
        </table:table-row>
        <table:table-row table:style-name="ro3">
          <table:table-cell/>
          <table:table-cell table:style-name="ce5" office:value-type="string" calcext:value-type="string">
            <text:p>Fernleitung wird bis zur Zentrale heiß</text:p>
            <text:p>2 kW Verlust beim Laden</text:p>
            <text:p>Initial Leitungen wärmen</text:p>
          </table:table-cell>
          <table:table-cell table:style-name="ce5" office:value-type="string" calcext:value-type="string">
            <text:p>Fernleitung wird bis zur Zentrale heiß</text:p>
            <text:p>2 kW Verlust beim Laden</text:p>
            <text:p>Initial Leitungen wärmen</text:p>
          </table:table-cell>
          <table:table-cell table:style-name="ce5" office:value-type="string" calcext:value-type="string">
            <text:p>Fernleitung wird bis zur Zentrale heiß</text:p>
            <text:p>2 kW Verlust beim Laden</text:p>
            <text:p>Initial Leitungen wärmen</text:p>
          </table:table-cell>
        </table:table-row>
        <table:table-row table:style-name="ro3">
          <table:table-cell table:style-name="ce2" office:value-type="string" calcext:value-type="string">
            <text:p>Laden zentralen Speicher, unklar ob das geht</text:p>
          </table:table-cell>
          <table:table-cell table:style-name="ce6" table:number-columns-repeated="2"/>
          <table:table-cell table:style-name="ce7" office:value-type="string" calcext:value-type="string">
            <text:p>Unklar: Kann oberen Teil (950 Liter) von Zentralen Speicher laden falls dieser nicht schon heiß ist.</text:p>
          </table:table-cell>
        </table:table-row>
        <table:table-row table:style-name="ro1" table:number-rows-repeated="3">
          <table:table-cell/>
          <table:table-cell table:style-name="ce6" table:number-columns-repeated="3"/>
        </table:table-row>
        <table:table-row table:style-name="ro4">
          <table:table-cell office:value-type="string" calcext:value-type="string">
            <text:p>Laden dezentrale Speicher</text:p>
          </table:table-cell>
          <table:table-cell table:number-columns-repeated="2"/>
          <table:table-cell office:value-type="string" calcext:value-type="string">
            <text:p>Regel:</text:p>
            <text:p>falls Haus 13 zu heiß: </text:p>
            <text:p>blaues ventil H13 auf</text:p>
            <text:p>Mischventil zu (klein Fluss zentraler Speicher)</text:p>
            <text:p>Pumpe ein</text:p>
            <text:p/>
            <text:p>falls TFv grösser 55C:</text:p>
            <text:p>Häuser zuschalten</text:p>
            <text:p>(einfach wäre: gerade alle 7 guten)</text:p>
          </table:table-cell>
        </table:table-row>
        <table:table-row table:style-name="ro5">
          <table:table-cell table:style-name="Default"/>
          <table:table-cell table:number-columns-repeated="2"/>
          <table:table-cell table:style-name="ce6" office:value-type="string" calcext:value-type="string">
            <text:p>allenfalls bringt H13 genügend Wärme weg alleine mit dem Aufwärmen der Fernleitung. Nutzen Haus 13, wenig Nutzen MEG.</text:p>
            <text:p>Unfair Wärmeabrechnung, Korrekturbuchu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3:29:01.246000000</meta:creation-date>
    <dc:date>2024-07-07T16:06:56.995000000</dc:date>
    <meta:editing-duration>PT2H37M55S</meta:editing-duration>
    <meta:editing-cycles>2</meta:editing-cycles>
    <meta:generator>LibreOffice/7.6.7.2$Windows_X86_64 LibreOffice_project/dd47e4b30cb7dab30588d6c79c651f218165e3c5</meta:generator>
    <meta:print-date>2024-07-07T16:05:46.064000000</meta:print-date>
    <meta:document-statistic meta:table-count="1" meta:cell-count="31" meta:object-count="0"/>
  </office:meta>
</office:document-meta>
</file>